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4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4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3.81cm" style:use-optimal-column-width="true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mand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Matricule</text:p>
          </table:table-cell>
          <table:table-cell office:value-type="string" table:style-name="ce2">
            <text:p>Exception</text:p>
          </table:table-cell>
          <table:table-cell office:value-type="string" table:style-name="ce2">
            <text:p>Depart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9" table:style-name="ro1">
          <table:table-cell office:value-type="string" table:style-name="ce1">
            <text:p>07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75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7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7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66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66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66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6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76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7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84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077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57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80" table:style-name="ro1">
          <table:table-cell office:value-type="string" table:style-name="ce1">
            <text:p>0783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5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6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5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1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7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6" table:style-name="ro1">
          <table:table-cell office:value-type="string" table:style-name="ce1">
            <text:p>078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8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8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6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078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8" table:style-name="ro1">
          <table:table-cell office:value-type="string" table:style-name="ce1">
            <text:p>078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89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8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79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9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0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1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9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9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79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79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79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0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9" table:style-name="ro1">
          <table:table-cell office:value-type="string" table:style-name="ce1">
            <text:p>080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7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80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0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1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5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0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0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0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9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0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0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0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0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2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3"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1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3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48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13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83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1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8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3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8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6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6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16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1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6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0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6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816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2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81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0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6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84" table:style-name="ro1">
          <table:table-cell office:value-type="string" table:style-name="ce1">
            <text:p>0822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23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90" table:style-name="ro1">
          <table:table-cell office:value-type="string" table:style-name="ce1">
            <text:p>0823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3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3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3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23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23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23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8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3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8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75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24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6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5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2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82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82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2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2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30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00" table:style-name="ro1">
          <table:table-cell office:value-type="string" table:style-name="ce1">
            <text:p>08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6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3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3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3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83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3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45" table:style-name="ro1">
          <table:table-cell office:value-type="string" table:style-name="ce1">
            <text:p>083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9"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45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4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67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49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49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6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846</text:p>
          </table:table-cell>
          <table:table-cell table:style-name="ce1"/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PREPARATION EMAUX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3"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1"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47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47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7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1" table:style-name="ro1">
          <table:table-cell office:value-type="string" table:style-name="ce1">
            <text:p>0847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4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8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8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4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2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5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5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8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59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8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1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6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5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5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59" table:style-name="ro1">
          <table:table-cell office:value-type="string" table:style-name="ce1">
            <text:p>08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4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4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3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5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0865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6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7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866</text:p>
          </table:table-cell>
          <table:table-cell table:style-name="ce1"/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UISSON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9" table:style-name="ro1">
          <table:table-cell office:value-type="string" table:style-name="ce1">
            <text:p>086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6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6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869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6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3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9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08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8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9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7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7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0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6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2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0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9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7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88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8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1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15" table:style-name="ro1">
          <table:table-cell office:value-type="string" table:style-name="ce1">
            <text:p>0881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881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881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81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881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99" table:style-name="ro1">
          <table:table-cell office:value-type="string" table:style-name="ce1">
            <text:p>0881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2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8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8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2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0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6" table:style-name="ro1">
          <table:table-cell office:value-type="string" table:style-name="ce1">
            <text:p>088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82"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4"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83"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4" table:style-name="ro1">
          <table:table-cell office:value-type="string" table:style-name="ce1">
            <text:p>08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8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89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88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1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90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0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0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90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8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0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90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0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909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0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2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1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1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1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12</text:p>
          </table:table-cell>
          <table:table-cell table:style-name="ce1"/>
          <table:table-cell office:value-type="string" table:style-name="ce1">
            <text:p>LA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LASER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17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5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91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1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2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2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92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2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7" table:style-name="ro1">
          <table:table-cell office:value-type="string" table:style-name="ce1">
            <text:p>092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2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2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2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6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2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2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2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3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3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3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30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3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0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40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3" table:style-name="ro1">
          <table:table-cell office:value-type="string" table:style-name="ce1">
            <text:p>0940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0940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940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0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8" table:style-name="ro1">
          <table:table-cell office:value-type="string" table:style-name="ce1">
            <text:p>0940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4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9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4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2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1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4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094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4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94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4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58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5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5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3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3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3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6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964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6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7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970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9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3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09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1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6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3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2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0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4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5" table:style-name="ro1">
          <table:table-cell office:value-type="string" table:style-name="ce1">
            <text:p>0984</text:p>
          </table:table-cell>
          <table:table-cell table:style-name="ce1"/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LASSEMEN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93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8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5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61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48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53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6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88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0988</text:p>
          </table:table-cell>
          <table:table-cell table:style-name="ce1"/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8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BA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9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9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9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099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099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1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10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9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9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4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5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4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2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28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2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28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28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2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80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RC Jr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4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5"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1"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6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6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9"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5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9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7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4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47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79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6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2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2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2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2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52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7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Mise à Pieds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5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5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90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4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5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5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7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9"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59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59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59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AUTORISATION Payé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2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1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6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4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6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6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9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6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38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MODELERI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4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5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5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4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3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3" table:style-name="ro1"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6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1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1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0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5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3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2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70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7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1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6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75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7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1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7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30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UTORISATION N.P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12"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76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H P 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H P C</text:p>
          </table:table-cell>
          <table:table-cell table:number-columns-repeated="16381"/>
        </table:table-row>
        <table:table-row table:number-rows-repeated="40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8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8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5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5" table:style-name="ro1">
          <table:table-cell office:value-type="string" table:style-name="ce1">
            <text:p>108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4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81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0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9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81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0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43" table:style-name="ro1">
          <table:table-cell office:value-type="string" table:style-name="ce1">
            <text:p>1081</text:p>
          </table:table-cell>
          <table:table-cell office:value-type="string" table:style-name="ce1">
            <text:p>A.T.</text:p>
          </table:table-cell>
          <table:table-cell office:value-type="string" table:style-name="ce1">
            <text:p>COULAGE</text:p>
          </table:table-cell>
          <table:table-cell table:number-columns-repeated="16381"/>
        </table:table-row>
        <table:table-row table:number-rows-repeated="21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8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7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" table:style-name="ro1">
          <table:table-cell office:value-type="string" table:style-name="ce1">
            <text:p>10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6" table:style-name="ro1">
          <table:table-cell office:value-type="string" table:style-name="ce1">
            <text:p>10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3" table:style-name="ro1">
          <table:table-cell office:value-type="string" table:style-name="ce1">
            <text:p>10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44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MALADI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1083</text:p>
          </table:table-cell>
          <table:table-cell office:value-type="string" table:style-name="ce1">
            <text:p>Absent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51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3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22"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CONGE</text:p>
          </table:table-cell>
          <table:table-cell office:value-type="string" table:style-name="ce1">
            <text:p>EMAILL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EMAILLAGE</text:p>
          </table:table-cell>
          <table:table-cell table:number-columns-repeated="16381"/>
        </table:table-row>
        <table:table-row table:number-rows-repeated="1011098" table:style-name="ro1">
          <table:table-cell table:number-columns-repeated="16384"/>
        </table:table-row>
      </table:table>
      <table:table table:name="Données" table:style-name="ta2">
        <table:table-column table:style-name="co3" table:default-cell-style-name="ce14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column table:style-name="co2" table:default-cell-style-name="ce16"/>
        <table:table-column table:style-name="co2" table:number-columns-repeated="16379" table:default-cell-style-name="ce1"/>
        <table:table-row table:style-name="ro2">
          <table:table-cell office:value-type="string" table:style-name="ce3">
            <text:p>matricule</text:p>
          </table:table-cell>
          <table:table-cell office:value-type="string" table:style-name="ce4">
            <text:p>Departement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Ancien</text:p>
          </table:table-cell>
          <table:table-cell office:value-type="string" table:style-name="ce5">
            <text:p>login</text:p>
          </table:table-cell>
          <table:table-cell office:value-type="string" table:style-name="ce5">
            <text:p>mot de passe</text:p>
          </table:table-cell>
          <table:table-cell table:number-columns-repeated="16378"/>
        </table:table-row>
        <table:table-row table:style-name="ro2">
          <table:table-cell office:value-type="float" office:value="404" table:style-name="ce6">
            <text:p>404</text:p>
          </table:table-cell>
          <table:table-cell office:value-type="string" table:style-name="ce7">
            <text:p>PLANIFICATION</text:p>
          </table:table-cell>
          <table:table-cell office:value-type="float" office:value="53.958904109589042" table:style-name="ce8">
            <text:p>54,0</text:p>
          </table:table-cell>
          <table:table-cell office:value-type="float" office:value="28.049315068493151" table:style-name="ce8">
            <text:p>28,0</text:p>
          </table:table-cell>
          <table:table-cell office:value-type="float" office:value="404" table:style-name="ce6">
            <text:p>40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420" table:style-name="ce6">
            <text:p>420</text:p>
          </table:table-cell>
          <table:table-cell office:value-type="string" table:style-name="ce7">
            <text:p>P.F</text:p>
          </table:table-cell>
          <table:table-cell office:value-type="float" office:value="56.271232876712325" table:style-name="ce8">
            <text:p>56,3</text:p>
          </table:table-cell>
          <table:table-cell office:value-type="float" office:value="35.438356164383563" table:style-name="ce8">
            <text:p>35,4</text:p>
          </table:table-cell>
          <table:table-cell office:value-type="float" office:value="420" table:style-name="ce6">
            <text:p>42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463" table:style-name="ce6">
            <text:p>463</text:p>
          </table:table-cell>
          <table:table-cell office:value-type="string" table:style-name="ce7">
            <text:p>HP</text:p>
          </table:table-cell>
          <table:table-cell office:value-type="float" office:value="54.671232876712331" table:style-name="ce8">
            <text:p>54,7</text:p>
          </table:table-cell>
          <table:table-cell office:value-type="float" office:value="14.484931506849316" table:style-name="ce8">
            <text:p>14,5</text:p>
          </table:table-cell>
          <table:table-cell office:value-type="float" office:value="463" table:style-name="ce6">
            <text:p>46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28" table:style-name="ce6">
            <text:p>728</text:p>
          </table:table-cell>
          <table:table-cell office:value-type="string" table:style-name="ce7">
            <text:p>INSP EMA</text:p>
          </table:table-cell>
          <table:table-cell office:value-type="float" office:value="52.0027397260274" table:style-name="ce8">
            <text:p>52,0</text:p>
          </table:table-cell>
          <table:table-cell office:value-type="float" office:value="27.693150684931506" table:style-name="ce8">
            <text:p>27,7</text:p>
          </table:table-cell>
          <table:table-cell office:value-type="float" office:value="728" table:style-name="ce6">
            <text:p>72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59" table:style-name="ce6">
            <text:p>759</text:p>
          </table:table-cell>
          <table:table-cell office:value-type="string" table:style-name="ce7">
            <text:p>INSP EMA</text:p>
          </table:table-cell>
          <table:table-cell office:value-type="float" office:value="54.254794520547946" table:style-name="ce8">
            <text:p>54,3</text:p>
          </table:table-cell>
          <table:table-cell office:value-type="float" office:value="25.901369863013699" table:style-name="ce8">
            <text:p>25,9</text:p>
          </table:table-cell>
          <table:table-cell office:value-type="float" office:value="759" table:style-name="ce6">
            <text:p>75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66" table:style-name="ce6">
            <text:p>766</text:p>
          </table:table-cell>
          <table:table-cell office:value-type="string" table:style-name="ce7">
            <text:p>INSP EMA</text:p>
          </table:table-cell>
          <table:table-cell office:value-type="float" office:value="57.454794520547942" table:style-name="ce8">
            <text:p>57,5</text:p>
          </table:table-cell>
          <table:table-cell office:value-type="float" office:value="25.860273972602741" table:style-name="ce8">
            <text:p>25,9</text:p>
          </table:table-cell>
          <table:table-cell office:value-type="float" office:value="766" table:style-name="ce6">
            <text:p>76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75" table:style-name="ce6">
            <text:p>775</text:p>
          </table:table-cell>
          <table:table-cell office:value-type="string" table:style-name="ce7">
            <text:p>TRIAGE &amp; REP</text:p>
          </table:table-cell>
          <table:table-cell office:value-type="float" office:value="42.084931506849315" table:style-name="ce8">
            <text:p>42,1</text:p>
          </table:table-cell>
          <table:table-cell office:value-type="float" office:value="14.654794520547945" table:style-name="ce8">
            <text:p>14,7</text:p>
          </table:table-cell>
          <table:table-cell office:value-type="float" office:value="775" table:style-name="ce6">
            <text:p>77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77" table:style-name="ce6">
            <text:p>777</text:p>
          </table:table-cell>
          <table:table-cell office:value-type="string" table:style-name="ce7">
            <text:p>P.F</text:p>
          </table:table-cell>
          <table:table-cell office:value-type="float" office:value="56.980821917808221" table:style-name="ce8">
            <text:p>57,0</text:p>
          </table:table-cell>
          <table:table-cell office:value-type="float" office:value="14.654794520547945" table:style-name="ce8">
            <text:p>14,7</text:p>
          </table:table-cell>
          <table:table-cell office:value-type="float" office:value="777" table:style-name="ce6">
            <text:p>77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83" table:style-name="ce6">
            <text:p>783</text:p>
          </table:table-cell>
          <table:table-cell office:value-type="string" table:style-name="ce7">
            <text:p>PRP PATE</text:p>
          </table:table-cell>
          <table:table-cell office:value-type="float" office:value="44.158904109589038" table:style-name="ce8">
            <text:p>44,2</text:p>
          </table:table-cell>
          <table:table-cell office:value-type="float" office:value="14.654794520547945" table:style-name="ce8">
            <text:p>14,7</text:p>
          </table:table-cell>
          <table:table-cell office:value-type="float" office:value="783" table:style-name="ce6">
            <text:p>78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84" table:style-name="ce6">
            <text:p>784</text:p>
          </table:table-cell>
          <table:table-cell office:value-type="string" table:style-name="ce7">
            <text:p>GENERAUX</text:p>
          </table:table-cell>
          <table:table-cell office:value-type="float" office:value="56.608219178082194" table:style-name="ce8">
            <text:p>56,6</text:p>
          </table:table-cell>
          <table:table-cell office:value-type="float" office:value="14.654794520547945" table:style-name="ce8">
            <text:p>14,7</text:p>
          </table:table-cell>
          <table:table-cell office:value-type="float" office:value="784" table:style-name="ce6">
            <text:p>78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85" table:style-name="ce6">
            <text:p>785</text:p>
          </table:table-cell>
          <table:table-cell office:value-type="string" table:style-name="ce7">
            <text:p>COULAGE</text:p>
          </table:table-cell>
          <table:table-cell office:value-type="float" office:value="41.150684931506852" table:style-name="ce8">
            <text:p>41,2</text:p>
          </table:table-cell>
          <table:table-cell office:value-type="float" office:value="14.654794520547945" table:style-name="ce8">
            <text:p>14,7</text:p>
          </table:table-cell>
          <table:table-cell office:value-type="float" office:value="785" table:style-name="ce6">
            <text:p>78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86" table:style-name="ce6">
            <text:p>786</text:p>
          </table:table-cell>
          <table:table-cell office:value-type="string" table:style-name="ce7">
            <text:p>INSP EMA</text:p>
          </table:table-cell>
          <table:table-cell office:value-type="float" office:value="50.019178082191779" table:style-name="ce8">
            <text:p>50,0</text:p>
          </table:table-cell>
          <table:table-cell office:value-type="float" office:value="14.654794520547945" table:style-name="ce8">
            <text:p>14,7</text:p>
          </table:table-cell>
          <table:table-cell office:value-type="float" office:value="786" table:style-name="ce6">
            <text:p>78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87" table:style-name="ce6">
            <text:p>787</text:p>
          </table:table-cell>
          <table:table-cell office:value-type="string" table:style-name="ce7">
            <text:p>INSP EMA</text:p>
          </table:table-cell>
          <table:table-cell office:value-type="float" office:value="40.989041095890414" table:style-name="ce8">
            <text:p>41,0</text:p>
          </table:table-cell>
          <table:table-cell office:value-type="float" office:value="14.654794520547945" table:style-name="ce8">
            <text:p>14,7</text:p>
          </table:table-cell>
          <table:table-cell office:value-type="float" office:value="787" table:style-name="ce6">
            <text:p>78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89" table:style-name="ce6">
            <text:p>789</text:p>
          </table:table-cell>
          <table:table-cell office:value-type="string" table:style-name="ce7">
            <text:p>INSP EMA</text:p>
          </table:table-cell>
          <table:table-cell office:value-type="float" office:value="52.906849315068492" table:style-name="ce8">
            <text:p>52,9</text:p>
          </table:table-cell>
          <table:table-cell office:value-type="float" office:value="12.983561643835616" table:style-name="ce8">
            <text:p>13,0</text:p>
          </table:table-cell>
          <table:table-cell office:value-type="float" office:value="789" table:style-name="ce6">
            <text:p>78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92" table:style-name="ce6">
            <text:p>792</text:p>
          </table:table-cell>
          <table:table-cell office:value-type="string" table:style-name="ce7">
            <text:p>COULAGE</text:p>
          </table:table-cell>
          <table:table-cell office:value-type="float" office:value="48.449315068493149" table:style-name="ce8">
            <text:p>48,4</text:p>
          </table:table-cell>
          <table:table-cell office:value-type="float" office:value="12.145205479452056" table:style-name="ce8">
            <text:p>12,1</text:p>
          </table:table-cell>
          <table:table-cell office:value-type="float" office:value="792" table:style-name="ce6">
            <text:p>79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94" table:style-name="ce6">
            <text:p>794</text:p>
          </table:table-cell>
          <table:table-cell office:value-type="string" table:style-name="ce7">
            <text:p>COULAGE</text:p>
          </table:table-cell>
          <table:table-cell office:value-type="float" office:value="48.610958904109587" table:style-name="ce8">
            <text:p>48,6</text:p>
          </table:table-cell>
          <table:table-cell office:value-type="float" office:value="12.145205479452056" table:style-name="ce8">
            <text:p>12,1</text:p>
          </table:table-cell>
          <table:table-cell office:value-type="float" office:value="794" table:style-name="ce6">
            <text:p>79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798" table:style-name="ce6">
            <text:p>798</text:p>
          </table:table-cell>
          <table:table-cell office:value-type="string" table:style-name="ce7">
            <text:p>INSP EMA</text:p>
          </table:table-cell>
          <table:table-cell office:value-type="float" office:value="37.950684931506849" table:style-name="ce8">
            <text:p>38,0</text:p>
          </table:table-cell>
          <table:table-cell office:value-type="float" office:value="12.145205479452056" table:style-name="ce8">
            <text:p>12,1</text:p>
          </table:table-cell>
          <table:table-cell office:value-type="float" office:value="798" table:style-name="ce6">
            <text:p>79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00" table:style-name="ce6">
            <text:p>800</text:p>
          </table:table-cell>
          <table:table-cell office:value-type="string" table:style-name="ce7">
            <text:p>TRIAGE &amp; REP</text:p>
          </table:table-cell>
          <table:table-cell office:value-type="float" office:value="49.668493150684931" table:style-name="ce8">
            <text:p>49,7</text:p>
          </table:table-cell>
          <table:table-cell office:value-type="float" office:value="12.145205479452056" table:style-name="ce8">
            <text:p>12,1</text:p>
          </table:table-cell>
          <table:table-cell office:value-type="float" office:value="800" table:style-name="ce6">
            <text:p>80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04" table:style-name="ce6">
            <text:p>804</text:p>
          </table:table-cell>
          <table:table-cell office:value-type="string" table:style-name="ce7">
            <text:p>COULAGE</text:p>
          </table:table-cell>
          <table:table-cell office:value-type="float" office:value="39.4986301369863" table:style-name="ce8">
            <text:p>39,5</text:p>
          </table:table-cell>
          <table:table-cell office:value-type="float" office:value="11.147945205479452" table:style-name="ce8">
            <text:p>11,1</text:p>
          </table:table-cell>
          <table:table-cell office:value-type="float" office:value="804" table:style-name="ce6">
            <text:p>80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05" table:style-name="ce6">
            <text:p>805</text:p>
          </table:table-cell>
          <table:table-cell office:value-type="string" table:style-name="ce7">
            <text:p>COULAGE</text:p>
          </table:table-cell>
          <table:table-cell office:value-type="float" office:value="51.56712328767123" table:style-name="ce8">
            <text:p>51,6</text:p>
          </table:table-cell>
          <table:table-cell office:value-type="float" office:value="11.147945205479452" table:style-name="ce8">
            <text:p>11,1</text:p>
          </table:table-cell>
          <table:table-cell office:value-type="float" office:value="805" table:style-name="ce6">
            <text:p>80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10" table:style-name="ce6">
            <text:p>810</text:p>
          </table:table-cell>
          <table:table-cell office:value-type="string" table:style-name="ce7">
            <text:p>CUISSON</text:p>
          </table:table-cell>
          <table:table-cell office:value-type="float" office:value="53.161643835616438" table:style-name="ce8">
            <text:p>53,2</text:p>
          </table:table-cell>
          <table:table-cell office:value-type="float" office:value="11.147945205479452" table:style-name="ce8">
            <text:p>11,1</text:p>
          </table:table-cell>
          <table:table-cell office:value-type="float" office:value="810" table:style-name="ce6">
            <text:p>81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11" table:style-name="ce6">
            <text:p>811</text:p>
          </table:table-cell>
          <table:table-cell office:value-type="string" table:style-name="ce7">
            <text:p>QUALITE</text:p>
          </table:table-cell>
          <table:table-cell office:value-type="float" office:value="44.31232876712329" table:style-name="ce8">
            <text:p>44,3</text:p>
          </table:table-cell>
          <table:table-cell office:value-type="float" office:value="11.147945205479452" table:style-name="ce8">
            <text:p>11,1</text:p>
          </table:table-cell>
          <table:table-cell office:value-type="float" office:value="811" table:style-name="ce6">
            <text:p>81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13" table:style-name="ce6">
            <text:p>813</text:p>
          </table:table-cell>
          <table:table-cell office:value-type="string" table:style-name="ce7">
            <text:p>LASER</text:p>
          </table:table-cell>
          <table:table-cell office:value-type="float" office:value="39.257534246575339" table:style-name="ce8">
            <text:p>39,3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13" table:style-name="ce6">
            <text:p>81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14" table:style-name="ce6">
            <text:p>814</text:p>
          </table:table-cell>
          <table:table-cell office:value-type="string" table:style-name="ce7">
            <text:p>HP</text:p>
          </table:table-cell>
          <table:table-cell office:value-type="float" office:value="41.706849315068496" table:style-name="ce8">
            <text:p>41,7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14" table:style-name="ce6">
            <text:p>81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15" table:style-name="ce6">
            <text:p>815</text:p>
          </table:table-cell>
          <table:table-cell office:value-type="string" table:style-name="ce7">
            <text:p>COULAGE</text:p>
          </table:table-cell>
          <table:table-cell office:value-type="float" office:value="40.284931506849318" table:style-name="ce8">
            <text:p>40,3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15" table:style-name="ce6">
            <text:p>81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16" table:style-name="ce6">
            <text:p>816</text:p>
          </table:table-cell>
          <table:table-cell office:value-type="string" table:style-name="ce7">
            <text:p>COULAGE</text:p>
          </table:table-cell>
          <table:table-cell office:value-type="float" office:value="46.073972602739723" table:style-name="ce8">
            <text:p>46,1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16" table:style-name="ce6">
            <text:p>81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18" table:style-name="ce6">
            <text:p>818</text:p>
          </table:table-cell>
          <table:table-cell office:value-type="string" table:style-name="ce7">
            <text:p>COULAGE</text:p>
          </table:table-cell>
          <table:table-cell office:value-type="float" office:value="41.361643835616441" table:style-name="ce8">
            <text:p>41,4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18" table:style-name="ce6">
            <text:p>81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20" table:style-name="ce6">
            <text:p>820</text:p>
          </table:table-cell>
          <table:table-cell office:value-type="string" table:style-name="ce7">
            <text:p>CUISSON</text:p>
          </table:table-cell>
          <table:table-cell office:value-type="float" office:value="59.38082191780822" table:style-name="ce8">
            <text:p>59,4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20" table:style-name="ce6">
            <text:p>82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22" table:style-name="ce6">
            <text:p>822</text:p>
          </table:table-cell>
          <table:table-cell office:value-type="string" table:style-name="ce7">
            <text:p>TRIAGE &amp; REP</text:p>
          </table:table-cell>
          <table:table-cell office:value-type="float" office:value="42.342465753424655" table:style-name="ce8">
            <text:p>42,3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22" table:style-name="ce6">
            <text:p>82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24" table:style-name="ce6">
            <text:p>824</text:p>
          </table:table-cell>
          <table:table-cell office:value-type="string" table:style-name="ce7">
            <text:p>CUISSON</text:p>
          </table:table-cell>
          <table:table-cell office:value-type="float" office:value="47.786301369863011" table:style-name="ce8">
            <text:p>47,8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24" table:style-name="ce6">
            <text:p>82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25" table:style-name="ce6">
            <text:p>825</text:p>
          </table:table-cell>
          <table:table-cell office:value-type="string" table:style-name="ce7">
            <text:p>TRIAGE &amp; REP</text:p>
          </table:table-cell>
          <table:table-cell office:value-type="float" office:value="41.219178082191782" table:style-name="ce8">
            <text:p>41,2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25" table:style-name="ce6">
            <text:p>82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26" table:style-name="ce6">
            <text:p>826</text:p>
          </table:table-cell>
          <table:table-cell office:value-type="string" table:style-name="ce7">
            <text:p>CUISSON</text:p>
          </table:table-cell>
          <table:table-cell office:value-type="float" office:value="51.912328767123284" table:style-name="ce8">
            <text:p>51,9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26" table:style-name="ce6">
            <text:p>82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30" table:style-name="ce6">
            <text:p>830</text:p>
          </table:table-cell>
          <table:table-cell office:value-type="string" table:style-name="ce7">
            <text:p>EMBALLAGE</text:p>
          </table:table-cell>
          <table:table-cell office:value-type="float" office:value="56.816438356164383" table:style-name="ce8">
            <text:p>56,8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30" table:style-name="ce6">
            <text:p>83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31" table:style-name="ce6">
            <text:p>831</text:p>
          </table:table-cell>
          <table:table-cell office:value-type="string" table:style-name="ce7">
            <text:p>INSP EMA</text:p>
          </table:table-cell>
          <table:table-cell office:value-type="float" office:value="55.101369863013701" table:style-name="ce8">
            <text:p>55,1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31" table:style-name="ce6">
            <text:p>83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32" table:style-name="ce6">
            <text:p>832</text:p>
          </table:table-cell>
          <table:table-cell office:value-type="string" table:style-name="ce7">
            <text:p>INSP EMA</text:p>
          </table:table-cell>
          <table:table-cell office:value-type="float" office:value="52.101369863013701" table:style-name="ce8">
            <text:p>52,1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32" table:style-name="ce6">
            <text:p>83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37" table:style-name="ce6">
            <text:p>837</text:p>
          </table:table-cell>
          <table:table-cell office:value-type="string" table:style-name="ce7">
            <text:p>MAINTENANCE</text:p>
          </table:table-cell>
          <table:table-cell office:value-type="float" office:value="34.084931506849315" table:style-name="ce8">
            <text:p>34,1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37" table:style-name="ce6">
            <text:p>83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40" table:style-name="ce6">
            <text:p>840</text:p>
          </table:table-cell>
          <table:table-cell office:value-type="string" table:style-name="ce7">
            <text:p>COULAGE MOULES</text:p>
          </table:table-cell>
          <table:table-cell office:value-type="float" office:value="58.016438356164386" table:style-name="ce8">
            <text:p>58,0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40" table:style-name="ce6">
            <text:p>84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42" table:style-name="ce6">
            <text:p>842</text:p>
          </table:table-cell>
          <table:table-cell office:value-type="string" table:style-name="ce7">
            <text:p>P.F</text:p>
          </table:table-cell>
          <table:table-cell office:value-type="float" office:value="57.926027397260277" table:style-name="ce8">
            <text:p>57,9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42" table:style-name="ce6">
            <text:p>84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45" table:style-name="ce6">
            <text:p>845</text:p>
          </table:table-cell>
          <table:table-cell office:value-type="string" table:style-name="ce7">
            <text:p>PRP PATE</text:p>
          </table:table-cell>
          <table:table-cell office:value-type="float" office:value="50.293150684931504" table:style-name="ce8">
            <text:p>50,3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45" table:style-name="ce6">
            <text:p>84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46" table:style-name="ce6">
            <text:p>846</text:p>
          </table:table-cell>
          <table:table-cell office:value-type="string" table:style-name="ce7">
            <text:p>PRP PATE</text:p>
          </table:table-cell>
          <table:table-cell office:value-type="float" office:value="52.663013698630138" table:style-name="ce8">
            <text:p>52,7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46" table:style-name="ce6">
            <text:p>84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47" table:style-name="ce6">
            <text:p>847</text:p>
          </table:table-cell>
          <table:table-cell office:value-type="string" table:style-name="ce7">
            <text:p>TRIAGE &amp; REP</text:p>
          </table:table-cell>
          <table:table-cell office:value-type="float" office:value="56.219178082191782" table:style-name="ce8">
            <text:p>56,2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47" table:style-name="ce6">
            <text:p>84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48" table:style-name="ce6">
            <text:p>848</text:p>
          </table:table-cell>
          <table:table-cell office:value-type="string" table:style-name="ce7">
            <text:p>TRIAGE &amp; REP</text:p>
          </table:table-cell>
          <table:table-cell office:value-type="float" office:value="55.016438356164386" table:style-name="ce8">
            <text:p>55,0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48" table:style-name="ce6">
            <text:p>84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49" table:style-name="ce6">
            <text:p>849</text:p>
          </table:table-cell>
          <table:table-cell office:value-type="string" table:style-name="ce7">
            <text:p>GENERAUX</text:p>
          </table:table-cell>
          <table:table-cell office:value-type="float" office:value="53.890410958904113" table:style-name="ce8">
            <text:p>53,9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49" table:style-name="ce6">
            <text:p>84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50" table:style-name="ce6">
            <text:p>850</text:p>
          </table:table-cell>
          <table:table-cell office:value-type="string" table:style-name="ce7">
            <text:p>TRIAGE &amp; REP</text:p>
          </table:table-cell>
          <table:table-cell office:value-type="float" office:value="46.704109589041096" table:style-name="ce8">
            <text:p>46,7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50" table:style-name="ce6">
            <text:p>85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53" table:style-name="ce6">
            <text:p>853</text:p>
          </table:table-cell>
          <table:table-cell office:value-type="string" table:style-name="ce7">
            <text:p>GENERAUX</text:p>
          </table:table-cell>
          <table:table-cell office:value-type="float" office:value="42.958904109589042" table:style-name="ce8">
            <text:p>43,0</text:p>
          </table:table-cell>
          <table:table-cell office:value-type="float" office:value="10.986301369863014" table:style-name="ce8">
            <text:p>11,0</text:p>
          </table:table-cell>
          <table:table-cell office:value-type="float" office:value="853" table:style-name="ce6">
            <text:p>85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54" table:style-name="ce6">
            <text:p>854</text:p>
          </table:table-cell>
          <table:table-cell office:value-type="string" table:style-name="ce7">
            <text:p>GENERAUX</text:p>
          </table:table-cell>
          <table:table-cell office:value-type="float" office:value="59.841095890410962" table:style-name="ce8">
            <text:p>59,8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54" table:style-name="ce6">
            <text:p>85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56" table:style-name="ce6">
            <text:p>856</text:p>
          </table:table-cell>
          <table:table-cell office:value-type="string" table:style-name="ce7">
            <text:p>QUALITE</text:p>
          </table:table-cell>
          <table:table-cell office:value-type="float" office:value="42.339726027397262" table:style-name="ce8">
            <text:p>42,3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56" table:style-name="ce6">
            <text:p>85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58" table:style-name="ce6">
            <text:p>858</text:p>
          </table:table-cell>
          <table:table-cell office:value-type="string" table:style-name="ce7">
            <text:p>COULAGE MOULES</text:p>
          </table:table-cell>
          <table:table-cell office:value-type="float" office:value="59.112328767123287" table:style-name="ce8">
            <text:p>59,1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58" table:style-name="ce6">
            <text:p>85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61" table:style-name="ce6">
            <text:p>861</text:p>
          </table:table-cell>
          <table:table-cell office:value-type="string" table:style-name="ce7">
            <text:p>TRIAGE &amp; REP</text:p>
          </table:table-cell>
          <table:table-cell office:value-type="float" office:value="35.657534246575345" table:style-name="ce8">
            <text:p>35,7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61" table:style-name="ce6">
            <text:p>86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63" table:style-name="ce6">
            <text:p>863</text:p>
          </table:table-cell>
          <table:table-cell office:value-type="string" table:style-name="ce7">
            <text:p>TRIAGE &amp; REP</text:p>
          </table:table-cell>
          <table:table-cell office:value-type="float" office:value="53.854794520547948" table:style-name="ce8">
            <text:p>53,9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63" table:style-name="ce6">
            <text:p>86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64" table:style-name="ce6">
            <text:p>864</text:p>
          </table:table-cell>
          <table:table-cell office:value-type="string" table:style-name="ce7">
            <text:p>EMBALLAGE</text:p>
          </table:table-cell>
          <table:table-cell office:value-type="float" office:value="35.460273972602742" table:style-name="ce8">
            <text:p>35,5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64" table:style-name="ce6">
            <text:p>86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65" table:style-name="ce6">
            <text:p>865</text:p>
          </table:table-cell>
          <table:table-cell office:value-type="string" table:style-name="ce7">
            <text:p>TRIAGE &amp; REP</text:p>
          </table:table-cell>
          <table:table-cell office:value-type="float" office:value="57.791780821917811" table:style-name="ce8">
            <text:p>57,8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65" table:style-name="ce6">
            <text:p>86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66" table:style-name="ce6">
            <text:p>866</text:p>
          </table:table-cell>
          <table:table-cell office:value-type="string" table:style-name="ce7">
            <text:p>TRIAGE &amp; REP</text:p>
          </table:table-cell>
          <table:table-cell office:value-type="float" office:value="35.706849315068496" table:style-name="ce8">
            <text:p>35,7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66" table:style-name="ce6">
            <text:p>86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67" table:style-name="ce6">
            <text:p>867</text:p>
          </table:table-cell>
          <table:table-cell office:value-type="string" table:style-name="ce7">
            <text:p>INSP EMA</text:p>
          </table:table-cell>
          <table:table-cell office:value-type="float" office:value="36.819178082191783" table:style-name="ce8">
            <text:p>36,8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67" table:style-name="ce6">
            <text:p>86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68" table:style-name="ce6">
            <text:p>868</text:p>
          </table:table-cell>
          <table:table-cell office:value-type="string" table:style-name="ce7">
            <text:p>GENERAUX</text:p>
          </table:table-cell>
          <table:table-cell office:value-type="float" office:value="44.531506849315072" table:style-name="ce8">
            <text:p>44,5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68" table:style-name="ce6">
            <text:p>86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69" table:style-name="ce6">
            <text:p>869</text:p>
          </table:table-cell>
          <table:table-cell office:value-type="string" table:style-name="ce7">
            <text:p>COULAGE MOULES</text:p>
          </table:table-cell>
          <table:table-cell office:value-type="float" office:value="51.419178082191777" table:style-name="ce8">
            <text:p>51,4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69" table:style-name="ce6">
            <text:p>86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70" table:style-name="ce6">
            <text:p>870</text:p>
          </table:table-cell>
          <table:table-cell office:value-type="string" table:style-name="ce7">
            <text:p>QUALITE</text:p>
          </table:table-cell>
          <table:table-cell office:value-type="float" office:value="41.665753424657531" table:style-name="ce8">
            <text:p>41,7</text:p>
          </table:table-cell>
          <table:table-cell office:value-type="float" office:value="10.901369863013699" table:style-name="ce8">
            <text:p>10,9</text:p>
          </table:table-cell>
          <table:table-cell office:value-type="float" office:value="870" table:style-name="ce6">
            <text:p>87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75" table:style-name="ce6">
            <text:p>875</text:p>
          </table:table-cell>
          <table:table-cell office:value-type="string" table:style-name="ce7">
            <text:p>COULAGE</text:p>
          </table:table-cell>
          <table:table-cell office:value-type="float" office:value="56.4" table:style-name="ce8">
            <text:p>56,4</text:p>
          </table:table-cell>
          <table:table-cell office:value-type="float" office:value="10.734246575342466" table:style-name="ce8">
            <text:p>10,7</text:p>
          </table:table-cell>
          <table:table-cell office:value-type="float" office:value="875" table:style-name="ce6">
            <text:p>87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79" table:style-name="ce6">
            <text:p>879</text:p>
          </table:table-cell>
          <table:table-cell office:value-type="string" table:style-name="ce7">
            <text:p>COULAGE</text:p>
          </table:table-cell>
          <table:table-cell office:value-type="float" office:value="59.153424657534245" table:style-name="ce8">
            <text:p>59,2</text:p>
          </table:table-cell>
          <table:table-cell office:value-type="float" office:value="10.734246575342466" table:style-name="ce8">
            <text:p>10,7</text:p>
          </table:table-cell>
          <table:table-cell office:value-type="float" office:value="879" table:style-name="ce6">
            <text:p>87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80" table:style-name="ce6">
            <text:p>880</text:p>
          </table:table-cell>
          <table:table-cell office:value-type="string" table:style-name="ce7">
            <text:p>COULAGE</text:p>
          </table:table-cell>
          <table:table-cell office:value-type="float" office:value="52.060273972602737" table:style-name="ce8">
            <text:p>52,1</text:p>
          </table:table-cell>
          <table:table-cell office:value-type="float" office:value="10.734246575342466" table:style-name="ce8">
            <text:p>10,7</text:p>
          </table:table-cell>
          <table:table-cell office:value-type="float" office:value="880" table:style-name="ce6">
            <text:p>88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81" table:style-name="ce6">
            <text:p>881</text:p>
          </table:table-cell>
          <table:table-cell office:value-type="string" table:style-name="ce7">
            <text:p>EMBALLAGE</text:p>
          </table:table-cell>
          <table:table-cell office:value-type="float" office:value="43.339726027397262" table:style-name="ce8">
            <text:p>43,3</text:p>
          </table:table-cell>
          <table:table-cell office:value-type="float" office:value="10.734246575342466" table:style-name="ce8">
            <text:p>10,7</text:p>
          </table:table-cell>
          <table:table-cell office:value-type="float" office:value="881" table:style-name="ce6">
            <text:p>88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84" table:style-name="ce6">
            <text:p>884</text:p>
          </table:table-cell>
          <table:table-cell office:value-type="string" table:style-name="ce7">
            <text:p>INSP EMA</text:p>
          </table:table-cell>
          <table:table-cell office:value-type="float" office:value="45.093150684931508" table:style-name="ce8">
            <text:p>45,1</text:p>
          </table:table-cell>
          <table:table-cell office:value-type="float" office:value="10.734246575342466" table:style-name="ce8">
            <text:p>10,7</text:p>
          </table:table-cell>
          <table:table-cell office:value-type="float" office:value="884" table:style-name="ce6">
            <text:p>88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88" table:style-name="ce6">
            <text:p>888</text:p>
          </table:table-cell>
          <table:table-cell office:value-type="string" table:style-name="ce7">
            <text:p>PLANIFICATION</text:p>
          </table:table-cell>
          <table:table-cell office:value-type="float" office:value="40.597260273972601" table:style-name="ce8">
            <text:p>40,6</text:p>
          </table:table-cell>
          <table:table-cell office:value-type="float" office:value="10.734246575342466" table:style-name="ce8">
            <text:p>10,7</text:p>
          </table:table-cell>
          <table:table-cell office:value-type="float" office:value="888" table:style-name="ce6">
            <text:p>88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89" table:style-name="ce6">
            <text:p>889</text:p>
          </table:table-cell>
          <table:table-cell office:value-type="string" table:style-name="ce7">
            <text:p>TRIAGE &amp; REP</text:p>
          </table:table-cell>
          <table:table-cell office:value-type="float" office:value="56.024657534246572" table:style-name="ce8">
            <text:p>56,0</text:p>
          </table:table-cell>
          <table:table-cell office:value-type="float" office:value="10.734246575342466" table:style-name="ce8">
            <text:p>10,7</text:p>
          </table:table-cell>
          <table:table-cell office:value-type="float" office:value="889" table:style-name="ce6">
            <text:p>88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897" table:style-name="ce6">
            <text:p>897</text:p>
          </table:table-cell>
          <table:table-cell office:value-type="string" table:style-name="ce7">
            <text:p>GENERAUX</text:p>
          </table:table-cell>
          <table:table-cell office:value-type="float" office:value="36.756164383561647" table:style-name="ce8">
            <text:p>36,8</text:p>
          </table:table-cell>
          <table:table-cell office:value-type="float" office:value="10.356164383561644" table:style-name="ce8">
            <text:p>10,4</text:p>
          </table:table-cell>
          <table:table-cell office:value-type="float" office:value="897" table:style-name="ce6">
            <text:p>89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03" table:style-name="ce6">
            <text:p>903</text:p>
          </table:table-cell>
          <table:table-cell office:value-type="string" table:style-name="ce7">
            <text:p>COULAGE</text:p>
          </table:table-cell>
          <table:table-cell office:value-type="float" office:value="33.915068493150685" table:style-name="ce8">
            <text:p>33,9</text:p>
          </table:table-cell>
          <table:table-cell office:value-type="float" office:value="9.9698630136986299" table:style-name="ce8">
            <text:p>10,0</text:p>
          </table:table-cell>
          <table:table-cell office:value-type="float" office:value="903" table:style-name="ce6">
            <text:p>90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09" table:style-name="ce6">
            <text:p>909</text:p>
          </table:table-cell>
          <table:table-cell office:value-type="string" table:style-name="ce7">
            <text:p>INSP EMA</text:p>
          </table:table-cell>
          <table:table-cell office:value-type="float" office:value="45.413698630136984" table:style-name="ce8">
            <text:p>45,4</text:p>
          </table:table-cell>
          <table:table-cell office:value-type="float" office:value="9.9698630136986299" table:style-name="ce8">
            <text:p>10,0</text:p>
          </table:table-cell>
          <table:table-cell office:value-type="float" office:value="909" table:style-name="ce6">
            <text:p>90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11" table:style-name="ce6">
            <text:p>911</text:p>
          </table:table-cell>
          <table:table-cell office:value-type="string" table:style-name="ce7">
            <text:p>INSP EMA</text:p>
          </table:table-cell>
          <table:table-cell office:value-type="float" office:value="41.589041095890408" table:style-name="ce8">
            <text:p>41,6</text:p>
          </table:table-cell>
          <table:table-cell office:value-type="float" office:value="9.9698630136986299" table:style-name="ce8">
            <text:p>10,0</text:p>
          </table:table-cell>
          <table:table-cell office:value-type="float" office:value="911" table:style-name="ce6">
            <text:p>91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12" table:style-name="ce6">
            <text:p>912</text:p>
          </table:table-cell>
          <table:table-cell office:value-type="string" table:style-name="ce7">
            <text:p>LASER</text:p>
          </table:table-cell>
          <table:table-cell office:value-type="float" office:value="41.216438356164382" table:style-name="ce8">
            <text:p>41,2</text:p>
          </table:table-cell>
          <table:table-cell office:value-type="float" office:value="9.9698630136986299" table:style-name="ce8">
            <text:p>10,0</text:p>
          </table:table-cell>
          <table:table-cell office:value-type="float" office:value="912" table:style-name="ce6">
            <text:p>91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18" table:style-name="ce6">
            <text:p>918</text:p>
          </table:table-cell>
          <table:table-cell office:value-type="string" table:style-name="ce7">
            <text:p>HP</text:p>
          </table:table-cell>
          <table:table-cell office:value-type="float" office:value="35.484931506849314" table:style-name="ce8">
            <text:p>35,5</text:p>
          </table:table-cell>
          <table:table-cell office:value-type="float" office:value="9.2301369863013694" table:style-name="ce8">
            <text:p>9,2</text:p>
          </table:table-cell>
          <table:table-cell office:value-type="float" office:value="918" table:style-name="ce6">
            <text:p>91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19" table:style-name="ce6">
            <text:p>919</text:p>
          </table:table-cell>
          <table:table-cell office:value-type="string" table:style-name="ce7">
            <text:p>COULAGE</text:p>
          </table:table-cell>
          <table:table-cell office:value-type="float" office:value="33.295890410958904" table:style-name="ce8">
            <text:p>33,3</text:p>
          </table:table-cell>
          <table:table-cell office:value-type="float" office:value="9.2246575342465746" table:style-name="ce8">
            <text:p>9,2</text:p>
          </table:table-cell>
          <table:table-cell office:value-type="float" office:value="919" table:style-name="ce6">
            <text:p>91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25" table:style-name="ce6">
            <text:p>925</text:p>
          </table:table-cell>
          <table:table-cell office:value-type="string" table:style-name="ce7">
            <text:p>INSP EMA</text:p>
          </table:table-cell>
          <table:table-cell office:value-type="float" office:value="32.298630136986304" table:style-name="ce8">
            <text:p>32,3</text:p>
          </table:table-cell>
          <table:table-cell office:value-type="float" office:value="8.6493150684931503" table:style-name="ce8">
            <text:p>8,6</text:p>
          </table:table-cell>
          <table:table-cell office:value-type="float" office:value="925" table:style-name="ce6">
            <text:p>92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30" table:style-name="ce6">
            <text:p>930</text:p>
          </table:table-cell>
          <table:table-cell office:value-type="string" table:style-name="ce7">
            <text:p>HP</text:p>
          </table:table-cell>
          <table:table-cell office:value-type="float" office:value="31.465753424657535" table:style-name="ce8">
            <text:p>31,5</text:p>
          </table:table-cell>
          <table:table-cell office:value-type="float" office:value="8.1863013698630134" table:style-name="ce8">
            <text:p>8,2</text:p>
          </table:table-cell>
          <table:table-cell office:value-type="float" office:value="930" table:style-name="ce6">
            <text:p>93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33" table:style-name="ce6">
            <text:p>933</text:p>
          </table:table-cell>
          <table:table-cell office:value-type="string" table:style-name="ce7">
            <text:p>HP</text:p>
          </table:table-cell>
          <table:table-cell office:value-type="float" office:value="31.271232876712329" table:style-name="ce8">
            <text:p>31,3</text:p>
          </table:table-cell>
          <table:table-cell office:value-type="float" office:value="7.9972602739726026" table:style-name="ce8">
            <text:p>8,0</text:p>
          </table:table-cell>
          <table:table-cell office:value-type="float" office:value="933" table:style-name="ce6">
            <text:p>93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40" table:style-name="ce6">
            <text:p>940</text:p>
          </table:table-cell>
          <table:table-cell office:value-type="string" table:style-name="ce7">
            <text:p>INSP EMA</text:p>
          </table:table-cell>
          <table:table-cell office:value-type="float" office:value="38.150684931506852" table:style-name="ce8">
            <text:p>38,2</text:p>
          </table:table-cell>
          <table:table-cell office:value-type="float" office:value="6.8273972602739725" table:style-name="ce8">
            <text:p>6,8</text:p>
          </table:table-cell>
          <table:table-cell office:value-type="float" office:value="940" table:style-name="ce6">
            <text:p>94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42" table:style-name="ce6">
            <text:p>942</text:p>
          </table:table-cell>
          <table:table-cell office:value-type="string" table:style-name="ce7">
            <text:p>COULAGE</text:p>
          </table:table-cell>
          <table:table-cell office:value-type="float" office:value="34.909589041095892" table:style-name="ce8">
            <text:p>34,9</text:p>
          </table:table-cell>
          <table:table-cell office:value-type="float" office:value="6.5506849315068489" table:style-name="ce8">
            <text:p>6,6</text:p>
          </table:table-cell>
          <table:table-cell office:value-type="float" office:value="942" table:style-name="ce6">
            <text:p>94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44" table:style-name="ce6">
            <text:p>944</text:p>
          </table:table-cell>
          <table:table-cell office:value-type="string" table:style-name="ce7">
            <text:p>HP</text:p>
          </table:table-cell>
          <table:table-cell office:value-type="float" office:value="41.38356164383562" table:style-name="ce8">
            <text:p>41,4</text:p>
          </table:table-cell>
          <table:table-cell office:value-type="float" office:value="6.5397260273972604" table:style-name="ce8">
            <text:p>6,5</text:p>
          </table:table-cell>
          <table:table-cell office:value-type="float" office:value="944" table:style-name="ce6">
            <text:p>94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46" table:style-name="ce6">
            <text:p>946</text:p>
          </table:table-cell>
          <table:table-cell office:value-type="string" table:style-name="ce7">
            <text:p>ACHAT</text:p>
          </table:table-cell>
          <table:table-cell office:value-type="float" office:value="27.476712328767125" table:style-name="ce8">
            <text:p>27,5</text:p>
          </table:table-cell>
          <table:table-cell office:value-type="float" office:value="6.5095890410958903" table:style-name="ce8">
            <text:p>6,5</text:p>
          </table:table-cell>
          <table:table-cell office:value-type="float" office:value="946" table:style-name="ce6">
            <text:p>94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48" table:style-name="ce6">
            <text:p>948</text:p>
          </table:table-cell>
          <table:table-cell office:value-type="string" table:style-name="ce7">
            <text:p>GENERAUX</text:p>
          </table:table-cell>
          <table:table-cell office:value-type="float" office:value="44.964383561643835" table:style-name="ce8">
            <text:p>45,0</text:p>
          </table:table-cell>
          <table:table-cell office:value-type="float" office:value="6.3863013698630136" table:style-name="ce8">
            <text:p>6,4</text:p>
          </table:table-cell>
          <table:table-cell office:value-type="float" office:value="948" table:style-name="ce6">
            <text:p>94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49" table:style-name="ce6">
            <text:p>949</text:p>
          </table:table-cell>
          <table:table-cell office:value-type="string" table:style-name="ce7">
            <text:p>COULAGE</text:p>
          </table:table-cell>
          <table:table-cell office:value-type="float" office:value="30.673972602739727" table:style-name="ce8">
            <text:p>30,7</text:p>
          </table:table-cell>
          <table:table-cell office:value-type="float" office:value="6.2575342465753421" table:style-name="ce8">
            <text:p>6,3</text:p>
          </table:table-cell>
          <table:table-cell office:value-type="float" office:value="949" table:style-name="ce6">
            <text:p>94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51" table:style-name="ce6">
            <text:p>951</text:p>
          </table:table-cell>
          <table:table-cell office:value-type="string" table:style-name="ce7">
            <text:p>HP</text:p>
          </table:table-cell>
          <table:table-cell office:value-type="float" office:value="35.460273972602742" table:style-name="ce8">
            <text:p>35,5</text:p>
          </table:table-cell>
          <table:table-cell office:value-type="float" office:value="6.2465753424657535" table:style-name="ce8">
            <text:p>6,2</text:p>
          </table:table-cell>
          <table:table-cell office:value-type="float" office:value="951" table:style-name="ce6">
            <text:p>95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57" table:style-name="ce6">
            <text:p>957</text:p>
          </table:table-cell>
          <table:table-cell office:value-type="string" table:style-name="ce7">
            <text:p>COULAGE</text:p>
          </table:table-cell>
          <table:table-cell office:value-type="float" office:value="28.205479452054796" table:style-name="ce8">
            <text:p>28,2</text:p>
          </table:table-cell>
          <table:table-cell office:value-type="float" office:value="5.8246575342465752" table:style-name="ce8">
            <text:p>5,8</text:p>
          </table:table-cell>
          <table:table-cell office:value-type="float" office:value="957" table:style-name="ce6">
            <text:p>95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58" table:style-name="ce6">
            <text:p>958</text:p>
          </table:table-cell>
          <table:table-cell office:value-type="string" table:style-name="ce7">
            <text:p>COULAGE</text:p>
          </table:table-cell>
          <table:table-cell office:value-type="float" office:value="36.61643835616438" table:style-name="ce8">
            <text:p>36,6</text:p>
          </table:table-cell>
          <table:table-cell office:value-type="float" office:value="5.7890410958904113" table:style-name="ce8">
            <text:p>5,8</text:p>
          </table:table-cell>
          <table:table-cell office:value-type="float" office:value="958" table:style-name="ce6">
            <text:p>95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60" table:style-name="ce6">
            <text:p>960</text:p>
          </table:table-cell>
          <table:table-cell office:value-type="string" table:style-name="ce7">
            <text:p>COULAGE</text:p>
          </table:table-cell>
          <table:table-cell office:value-type="float" office:value="34.597260273972601" table:style-name="ce8">
            <text:p>34,6</text:p>
          </table:table-cell>
          <table:table-cell office:value-type="float" office:value="5.5013698630136982" table:style-name="ce8">
            <text:p>5,5</text:p>
          </table:table-cell>
          <table:table-cell office:value-type="float" office:value="960" table:style-name="ce6">
            <text:p>96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63" table:style-name="ce6">
            <text:p>963</text:p>
          </table:table-cell>
          <table:table-cell office:value-type="string" table:style-name="ce7">
            <text:p>TRIAGE &amp; REP</text:p>
          </table:table-cell>
          <table:table-cell office:value-type="float" office:value="34.441095890410956" table:style-name="ce8">
            <text:p>34,4</text:p>
          </table:table-cell>
          <table:table-cell office:value-type="float" office:value="5.3698630136986303" table:style-name="ce8">
            <text:p>5,4</text:p>
          </table:table-cell>
          <table:table-cell office:value-type="float" office:value="963" table:style-name="ce6">
            <text:p>96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64" table:style-name="ce6">
            <text:p>964</text:p>
          </table:table-cell>
          <table:table-cell office:value-type="string" table:style-name="ce7">
            <text:p>COULAGE</text:p>
          </table:table-cell>
          <table:table-cell office:value-type="float" office:value="34.356164383561641" table:style-name="ce8">
            <text:p>34,4</text:p>
          </table:table-cell>
          <table:table-cell office:value-type="float" office:value="5.3671232876712329" table:style-name="ce8">
            <text:p>5,4</text:p>
          </table:table-cell>
          <table:table-cell office:value-type="float" office:value="964" table:style-name="ce6">
            <text:p>96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70" table:style-name="ce6">
            <text:p>970</text:p>
          </table:table-cell>
          <table:table-cell office:value-type="string" table:style-name="ce7">
            <text:p>TRIAGE &amp; REP</text:p>
          </table:table-cell>
          <table:table-cell office:value-type="float" office:value="26.958904109589042" table:style-name="ce8">
            <text:p>27,0</text:p>
          </table:table-cell>
          <table:table-cell office:value-type="float" office:value="5.2904109589041095" table:style-name="ce8">
            <text:p>5,3</text:p>
          </table:table-cell>
          <table:table-cell office:value-type="float" office:value="970" table:style-name="ce6">
            <text:p>97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73" table:style-name="ce6">
            <text:p>973</text:p>
          </table:table-cell>
          <table:table-cell office:value-type="string" table:style-name="ce7">
            <text:p>GENERAUX</text:p>
          </table:table-cell>
          <table:table-cell office:value-type="float" office:value="31.958904109589042" table:style-name="ce8">
            <text:p>32,0</text:p>
          </table:table-cell>
          <table:table-cell office:value-type="float" office:value="5.1726027397260275" table:style-name="ce8">
            <text:p>5,2</text:p>
          </table:table-cell>
          <table:table-cell office:value-type="float" office:value="973" table:style-name="ce6">
            <text:p>97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76" table:style-name="ce6">
            <text:p>976</text:p>
          </table:table-cell>
          <table:table-cell office:value-type="string" table:style-name="ce7">
            <text:p>HP</text:p>
          </table:table-cell>
          <table:table-cell office:value-type="float" office:value="34.356164383561641" table:style-name="ce8">
            <text:p>34,4</text:p>
          </table:table-cell>
          <table:table-cell office:value-type="float" office:value="5.0328767123287674" table:style-name="ce8">
            <text:p>5,0</text:p>
          </table:table-cell>
          <table:table-cell office:value-type="float" office:value="976" table:style-name="ce6">
            <text:p>97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83" table:style-name="ce6">
            <text:p>983</text:p>
          </table:table-cell>
          <table:table-cell office:value-type="string" table:style-name="ce7">
            <text:p>COULAGE</text:p>
          </table:table-cell>
          <table:table-cell office:value-type="float" office:value="29.580821917808219" table:style-name="ce8">
            <text:p>29,6</text:p>
          </table:table-cell>
          <table:table-cell office:value-type="float" office:value="4.5232876712328771" table:style-name="ce8">
            <text:p>4,5</text:p>
          </table:table-cell>
          <table:table-cell office:value-type="float" office:value="983" table:style-name="ce6">
            <text:p>98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84" table:style-name="ce6">
            <text:p>984</text:p>
          </table:table-cell>
          <table:table-cell office:value-type="string" table:style-name="ce7">
            <text:p>TRIAGE &amp; REP</text:p>
          </table:table-cell>
          <table:table-cell office:value-type="float" office:value="27.6" table:style-name="ce8">
            <text:p>27,6</text:p>
          </table:table-cell>
          <table:table-cell office:value-type="float" office:value="4.4684931506849317" table:style-name="ce8">
            <text:p>4,5</text:p>
          </table:table-cell>
          <table:table-cell office:value-type="float" office:value="984" table:style-name="ce6">
            <text:p>98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85" table:style-name="ce6">
            <text:p>985</text:p>
          </table:table-cell>
          <table:table-cell office:value-type="string" table:style-name="ce7">
            <text:p>EMBALLAGE</text:p>
          </table:table-cell>
          <table:table-cell office:value-type="float" office:value="31.104109589041094" table:style-name="ce8">
            <text:p>31,1</text:p>
          </table:table-cell>
          <table:table-cell office:value-type="float" office:value="4.4684931506849317" table:style-name="ce8">
            <text:p>4,5</text:p>
          </table:table-cell>
          <table:table-cell office:value-type="float" office:value="985" table:style-name="ce6">
            <text:p>98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88" table:style-name="ce6">
            <text:p>988</text:p>
          </table:table-cell>
          <table:table-cell office:value-type="string" table:style-name="ce7">
            <text:p>ASS MEUBLES</text:p>
          </table:table-cell>
          <table:table-cell office:value-type="float" office:value="27.56986301369863" table:style-name="ce8">
            <text:p>27,6</text:p>
          </table:table-cell>
          <table:table-cell office:value-type="float" office:value="4.3068493150684928" table:style-name="ce8">
            <text:p>4,3</text:p>
          </table:table-cell>
          <table:table-cell office:value-type="float" office:value="988" table:style-name="ce6">
            <text:p>98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991" table:style-name="ce6">
            <text:p>991</text:p>
          </table:table-cell>
          <table:table-cell office:value-type="string" table:style-name="ce7">
            <text:p>COULAGE</text:p>
          </table:table-cell>
          <table:table-cell office:value-type="float" office:value="35.750684931506846" table:style-name="ce8">
            <text:p>35,8</text:p>
          </table:table-cell>
          <table:table-cell office:value-type="float" office:value="3.9808219178082194" table:style-name="ce8">
            <text:p>4,0</text:p>
          </table:table-cell>
          <table:table-cell office:value-type="float" office:value="991" table:style-name="ce6">
            <text:p>99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10" table:style-name="ce6">
            <text:p>1010</text:p>
          </table:table-cell>
          <table:table-cell office:value-type="string" table:style-name="ce7">
            <text:p>COULAGE MOULES</text:p>
          </table:table-cell>
          <table:table-cell office:value-type="float" office:value="26.986301369863014" table:style-name="ce8">
            <text:p>27,0</text:p>
          </table:table-cell>
          <table:table-cell office:value-type="float" office:value="3.2136986301369861" table:style-name="ce8">
            <text:p>3,2</text:p>
          </table:table-cell>
          <table:table-cell office:value-type="float" office:value="1010" table:style-name="ce6">
            <text:p>101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17" table:style-name="ce6">
            <text:p>1017</text:p>
          </table:table-cell>
          <table:table-cell office:value-type="string" table:style-name="ce7">
            <text:p>ACHAT</text:p>
          </table:table-cell>
          <table:table-cell office:value-type="float" office:value="32.331506849315069" table:style-name="ce8">
            <text:p>32,3</text:p>
          </table:table-cell>
          <table:table-cell office:value-type="float" office:value="2.6739726027397261" table:style-name="ce8">
            <text:p>2,7</text:p>
          </table:table-cell>
          <table:table-cell office:value-type="float" office:value="1017" table:style-name="ce6">
            <text:p>101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20" table:style-name="ce6">
            <text:p>1020</text:p>
          </table:table-cell>
          <table:table-cell office:value-type="string" table:style-name="ce7">
            <text:p>COULAGE</text:p>
          </table:table-cell>
          <table:table-cell office:value-type="float" office:value="32.030136986301372" table:style-name="ce8">
            <text:p>32,0</text:p>
          </table:table-cell>
          <table:table-cell office:value-type="float" office:value="2.4684931506849317" table:style-name="ce8">
            <text:p>2,5</text:p>
          </table:table-cell>
          <table:table-cell office:value-type="float" office:value="1020" table:style-name="ce6">
            <text:p>102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22" table:style-name="ce6">
            <text:p>1022</text:p>
          </table:table-cell>
          <table:table-cell office:value-type="string" table:style-name="ce7">
            <text:p>INSP EMA</text:p>
          </table:table-cell>
          <table:table-cell office:value-type="float" office:value="26.232876712328768" table:style-name="ce8">
            <text:p>26,2</text:p>
          </table:table-cell>
          <table:table-cell office:value-type="float" office:value="2.452054794520548" table:style-name="ce8">
            <text:p>2,5</text:p>
          </table:table-cell>
          <table:table-cell office:value-type="float" office:value="1022" table:style-name="ce6">
            <text:p>102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27" table:style-name="ce6">
            <text:p>1027</text:p>
          </table:table-cell>
          <table:table-cell office:value-type="string" table:style-name="ce7">
            <text:p>INSP EMA</text:p>
          </table:table-cell>
          <table:table-cell office:value-type="float" office:value="31.901369863013699" table:style-name="ce8">
            <text:p>31,9</text:p>
          </table:table-cell>
          <table:table-cell office:value-type="float" office:value="2.1232876712328768" table:style-name="ce8">
            <text:p>2,1</text:p>
          </table:table-cell>
          <table:table-cell office:value-type="float" office:value="1027" table:style-name="ce6">
            <text:p>102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28" table:style-name="ce6">
            <text:p>1028</text:p>
          </table:table-cell>
          <table:table-cell office:value-type="string" table:style-name="ce7">
            <text:p>INSP EMA</text:p>
          </table:table-cell>
          <table:table-cell office:value-type="float" office:value="27.021917808219179" table:style-name="ce8">
            <text:p>27,0</text:p>
          </table:table-cell>
          <table:table-cell office:value-type="float" office:value="2.1232876712328768" table:style-name="ce8">
            <text:p>2,1</text:p>
          </table:table-cell>
          <table:table-cell office:value-type="float" office:value="1028" table:style-name="ce6">
            <text:p>1028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41" table:style-name="ce6">
            <text:p>1041</text:p>
          </table:table-cell>
          <table:table-cell office:value-type="string" table:style-name="ce9">
            <text:p>COULAGE</text:p>
          </table:table-cell>
          <table:table-cell office:value-type="float" office:value="32.158904109589038" table:style-name="ce8">
            <text:p>32,2</text:p>
          </table:table-cell>
          <table:table-cell office:value-type="float" office:value="1.5452054794520549" table:style-name="ce8">
            <text:p>1,5</text:p>
          </table:table-cell>
          <table:table-cell office:value-type="float" office:value="1041" table:style-name="ce6">
            <text:p>104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42" table:style-name="ce6">
            <text:p>1042</text:p>
          </table:table-cell>
          <table:table-cell office:value-type="string" table:style-name="ce9">
            <text:p>INSP EMA</text:p>
          </table:table-cell>
          <table:table-cell office:value-type="float" office:value="30.80821917808219" table:style-name="ce8">
            <text:p>30,8</text:p>
          </table:table-cell>
          <table:table-cell office:value-type="float" office:value="1.5342465753424657" table:style-name="ce8">
            <text:p>1,5</text:p>
          </table:table-cell>
          <table:table-cell office:value-type="float" office:value="1042" table:style-name="ce6">
            <text:p>104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44" table:style-name="ce6">
            <text:p>1044</text:p>
          </table:table-cell>
          <table:table-cell office:value-type="string" table:style-name="ce9">
            <text:p>HP</text:p>
          </table:table-cell>
          <table:table-cell office:value-type="float" office:value="30.284931506849315" table:style-name="ce8">
            <text:p>30,3</text:p>
          </table:table-cell>
          <table:table-cell office:value-type="float" office:value="1.5095890410958903" table:style-name="ce8">
            <text:p>1,5</text:p>
          </table:table-cell>
          <table:table-cell office:value-type="float" office:value="1044" table:style-name="ce6">
            <text:p>104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46" table:style-name="ce6">
            <text:p>1046</text:p>
          </table:table-cell>
          <table:table-cell office:value-type="string" table:style-name="ce9">
            <text:p>INSP EMA</text:p>
          </table:table-cell>
          <table:table-cell office:value-type="float" office:value="30.895890410958906" table:style-name="ce8">
            <text:p>30,9</text:p>
          </table:table-cell>
          <table:table-cell office:value-type="float" office:value="1.5041095890410958" table:style-name="ce8">
            <text:p>1,5</text:p>
          </table:table-cell>
          <table:table-cell office:value-type="float" office:value="1046" table:style-name="ce6">
            <text:p>104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47" table:style-name="ce6">
            <text:p>1047</text:p>
          </table:table-cell>
          <table:table-cell office:value-type="string" table:style-name="ce10">
            <text:p>COULAGE</text:p>
          </table:table-cell>
          <table:table-cell office:value-type="float" office:value="35.843835616438355" table:style-name="ce8">
            <text:p>35,8</text:p>
          </table:table-cell>
          <table:table-cell office:value-type="float" office:value="1.5041095890410958" table:style-name="ce8">
            <text:p>1,5</text:p>
          </table:table-cell>
          <table:table-cell office:value-type="float" office:value="1047" table:style-name="ce6">
            <text:p>1047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51" table:style-name="ce6">
            <text:p>1051</text:p>
          </table:table-cell>
          <table:table-cell office:value-type="string" table:style-name="ce7">
            <text:p>COULAGE MOULES</text:p>
          </table:table-cell>
          <table:table-cell office:value-type="float" office:value="29.608219178082191" table:style-name="ce8">
            <text:p>29,6</text:p>
          </table:table-cell>
          <table:table-cell office:value-type="float" office:value="1.4383561643835616" table:style-name="ce8">
            <text:p>1,4</text:p>
          </table:table-cell>
          <table:table-cell office:value-type="float" office:value="1051" table:style-name="ce6">
            <text:p>105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52" table:style-name="ce6">
            <text:p>1052</text:p>
          </table:table-cell>
          <table:table-cell office:value-type="string" table:style-name="ce11">
            <text:p>COULAGE</text:p>
          </table:table-cell>
          <table:table-cell office:value-type="float" office:value="35.202739726027396" table:style-name="ce8">
            <text:p>35,2</text:p>
          </table:table-cell>
          <table:table-cell office:value-type="float" office:value="1.4383561643835616" table:style-name="ce8">
            <text:p>1,4</text:p>
          </table:table-cell>
          <table:table-cell office:value-type="float" office:value="1052" table:style-name="ce6">
            <text:p>1052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53" table:style-name="ce6">
            <text:p>1053</text:p>
          </table:table-cell>
          <table:table-cell office:value-type="string" table:style-name="ce12">
            <text:p>INSP EMA</text:p>
          </table:table-cell>
          <table:table-cell office:value-type="float" office:value="28.317808219178083" table:style-name="ce8">
            <text:p>28,3</text:p>
          </table:table-cell>
          <table:table-cell office:value-type="float" office:value="1.4" table:style-name="ce8">
            <text:p>1,4</text:p>
          </table:table-cell>
          <table:table-cell office:value-type="float" office:value="1053" table:style-name="ce6">
            <text:p>105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55" table:style-name="ce6">
            <text:p>1055</text:p>
          </table:table-cell>
          <table:table-cell office:value-type="string" table:style-name="ce11">
            <text:p>INSP EMA</text:p>
          </table:table-cell>
          <table:table-cell office:value-type="float" office:value="24.027397260273972" table:style-name="ce8">
            <text:p>24,0</text:p>
          </table:table-cell>
          <table:table-cell office:value-type="float" office:value="1.4" table:style-name="ce8">
            <text:p>1,4</text:p>
          </table:table-cell>
          <table:table-cell office:value-type="float" office:value="1055" table:style-name="ce6">
            <text:p>105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59" table:style-name="ce6">
            <text:p>1059</text:p>
          </table:table-cell>
          <table:table-cell office:value-type="string" table:style-name="ce13">
            <text:p>COULAGE</text:p>
          </table:table-cell>
          <table:table-cell office:value-type="float" office:value="33.139726027397259" table:style-name="ce8">
            <text:p>33,1</text:p>
          </table:table-cell>
          <table:table-cell office:value-type="float" office:value="1.3890410958904109" table:style-name="ce8">
            <text:p>1,4</text:p>
          </table:table-cell>
          <table:table-cell office:value-type="float" office:value="1059" table:style-name="ce6">
            <text:p>1059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60" table:style-name="ce6">
            <text:p>1060</text:p>
          </table:table-cell>
          <table:table-cell office:value-type="string" table:style-name="ce11">
            <text:p>COULAGE</text:p>
          </table:table-cell>
          <table:table-cell office:value-type="float" office:value="22.052054794520547" table:style-name="ce8">
            <text:p>22,1</text:p>
          </table:table-cell>
          <table:table-cell office:value-type="float" office:value="1.3753424657534246" table:style-name="ce8">
            <text:p>1,4</text:p>
          </table:table-cell>
          <table:table-cell office:value-type="float" office:value="1060" table:style-name="ce6">
            <text:p>106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61" table:style-name="ce6">
            <text:p>1061</text:p>
          </table:table-cell>
          <table:table-cell office:value-type="string" table:style-name="ce12">
            <text:p>COULAGE MOULES</text:p>
          </table:table-cell>
          <table:table-cell office:value-type="float" office:value="38.30958904109589" table:style-name="ce8">
            <text:p>38,3</text:p>
          </table:table-cell>
          <table:table-cell office:value-type="float" office:value="1.3589041095890411" table:style-name="ce8">
            <text:p>1,4</text:p>
          </table:table-cell>
          <table:table-cell office:value-type="float" office:value="1061" table:style-name="ce6">
            <text:p>106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65" table:style-name="ce6">
            <text:p>1065</text:p>
          </table:table-cell>
          <table:table-cell office:value-type="string" table:style-name="ce11">
            <text:p>COULAGE</text:p>
          </table:table-cell>
          <table:table-cell office:value-type="float" office:value="35.082191780821915" table:style-name="ce8">
            <text:p>35,1</text:p>
          </table:table-cell>
          <table:table-cell office:value-type="float" office:value="1.2986301369863014" table:style-name="ce8">
            <text:p>1,3</text:p>
          </table:table-cell>
          <table:table-cell office:value-type="float" office:value="1065" table:style-name="ce6">
            <text:p>106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70" table:style-name="ce6">
            <text:p>1070</text:p>
          </table:table-cell>
          <table:table-cell office:value-type="string" table:style-name="ce11">
            <text:p>COULAGE</text:p>
          </table:table-cell>
          <table:table-cell office:value-type="float" office:value="24.038356164383561" table:style-name="ce8">
            <text:p>24,0</text:p>
          </table:table-cell>
          <table:table-cell office:value-type="float" office:value="1.2082191780821918" table:style-name="ce8">
            <text:p>1,2</text:p>
          </table:table-cell>
          <table:table-cell office:value-type="float" office:value="1070" table:style-name="ce6">
            <text:p>1070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74" table:style-name="ce6">
            <text:p>1074</text:p>
          </table:table-cell>
          <table:table-cell office:value-type="string" table:style-name="ce11">
            <text:p>MAINTENANCE</text:p>
          </table:table-cell>
          <table:table-cell office:value-type="float" office:value="47.046575342465751" table:style-name="ce8">
            <text:p>47,0</text:p>
          </table:table-cell>
          <table:table-cell office:value-type="float" office:value="1.1698630136986301" table:style-name="ce8">
            <text:p>1,2</text:p>
          </table:table-cell>
          <table:table-cell office:value-type="float" office:value="1074" table:style-name="ce6">
            <text:p>1074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75" table:style-name="ce6">
            <text:p>1075</text:p>
          </table:table-cell>
          <table:table-cell office:value-type="string" table:style-name="ce11">
            <text:p>COULAGE</text:p>
          </table:table-cell>
          <table:table-cell office:value-type="float" office:value="34.345205479452055" table:style-name="ce8">
            <text:p>34,3</text:p>
          </table:table-cell>
          <table:table-cell office:value-type="float" office:value="1.1315068493150684" table:style-name="ce8">
            <text:p>1,1</text:p>
          </table:table-cell>
          <table:table-cell office:value-type="float" office:value="1075" table:style-name="ce6">
            <text:p>1075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76" table:style-name="ce6">
            <text:p>1076</text:p>
          </table:table-cell>
          <table:table-cell office:value-type="string" table:style-name="ce11">
            <text:p>HP</text:p>
          </table:table-cell>
          <table:table-cell office:value-type="float" office:value="24.183561643835617" table:style-name="ce8">
            <text:p>24,2</text:p>
          </table:table-cell>
          <table:table-cell office:value-type="float" office:value="1.1315068493150684" table:style-name="ce8">
            <text:p>1,1</text:p>
          </table:table-cell>
          <table:table-cell office:value-type="float" office:value="1076" table:style-name="ce6">
            <text:p>1076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81" table:style-name="ce6">
            <text:p>1081</text:p>
          </table:table-cell>
          <table:table-cell office:value-type="string" table:style-name="ce11">
            <text:p>COULAGE</text:p>
          </table:table-cell>
          <table:table-cell office:value-type="float" office:value="23.150684931506849" table:style-name="ce8">
            <text:p>23,2</text:p>
          </table:table-cell>
          <table:table-cell office:value-type="float" office:value="1.0356164383561643" table:style-name="ce8">
            <text:p>1,0</text:p>
          </table:table-cell>
          <table:table-cell office:value-type="float" office:value="1081" table:style-name="ce6">
            <text:p>1081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2">
          <table:table-cell office:value-type="float" office:value="1083" table:style-name="ce6">
            <text:p>1083</text:p>
          </table:table-cell>
          <table:table-cell office:value-type="string" table:style-name="ce11">
            <text:p>INSP EMA</text:p>
          </table:table-cell>
          <table:table-cell office:value-type="float" office:value="20.038356164383561" table:style-name="ce8">
            <text:p>20,0</text:p>
          </table:table-cell>
          <table:table-cell office:value-type="float" office:value="1.0164383561643835" table:style-name="ce8">
            <text:p>1,0</text:p>
          </table:table-cell>
          <table:table-cell office:value-type="float" office:value="1083" table:style-name="ce6">
            <text:p>1083</text:p>
          </table:table-cell>
          <table:table-cell office:value-type="float" office:value="123456" table:style-name="ce1">
            <text:p>123456</text:p>
          </table:table-cell>
          <table:table-cell table:number-columns-repeated="16378"/>
        </table:table-row>
        <table:table-row table:style-name="ro1">
          <table:table-cell table:style-name="ce14"/>
          <table:table-cell table:style-name="ce15"/>
          <table:table-cell table:number-columns-repeated="2" table:style-name="ce16"/>
          <table:table-cell table:style-name="ce14"/>
          <table:table-cell table:number-columns-repeated="16379" table:style-name="ce1"/>
        </table:table-row>
        <table:table-row table:number-rows-repeated="1048455" table:style-name="ro1">
          <table:table-cell table:number-columns-repeated="16384"/>
        </table:table-row>
      </table:table>
      <table:database-ranges>
        <table:database-range table:target-range-address="demande.A2:demande.K60199" table:contains-header="false">
          <table:sort>
            <table:sort-by table:field-number="0"/>
          </table:sort>
        </table:database-range>
        <table:database-range table:target-range-address="demande.A1:demande.C37478" table:display-filter-buttons="true"/>
        <table:database-range table:target-range-address="Données.A1:Données.D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P0" number:language="fr" number:country="FR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number-style style:name="N37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.787401575in" fo:margin-right="0.787401575in" fo:margin-bottom="0in"/>
      </style:header-style>
      <style:footer-style>
        <style:header-footer-properties fo:min-height="0.4921259845in" fo:margin-left="0.787401575in" fo:margin-right="0.7874015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chref</meta:initial-creator>
    <dc:creator>Windows User</dc:creator>
    <meta:creation-date>2022-02-08T10:21:07Z</meta:creation-date>
    <dc:date>2022-04-04T00:11:02Z</dc:date>
  </office:meta>
</office:document-meta>
</file>